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Text_20_body">
      <style:text-properties officeooo:rsid="00395fa2" officeooo:paragraph-rsid="00395fa2"/>
    </style:style>
    <style:style style:name="P16" style:family="paragraph" style:parent-style-name="Text_20_body">
      <style:text-properties officeooo:rsid="00395fa2" officeooo:paragraph-rsid="003d02de"/>
    </style:style>
    <style:style style:name="P17" style:family="paragraph" style:parent-style-name="Text_20_body">
      <style:text-properties officeooo:rsid="003b3006" officeooo:paragraph-rsid="003b3006"/>
    </style:style>
    <style:style style:name="P18" style:family="paragraph" style:parent-style-name="Text_20_body">
      <style:text-properties officeooo:rsid="004b20b0" officeooo:paragraph-rsid="003d02de"/>
    </style:style>
    <style:style style:name="P19" style:family="paragraph" style:parent-style-name="Code">
      <style:text-properties officeooo:paragraph-rsid="003152f6"/>
    </style:style>
    <style:style style:name="P20" style:family="paragraph" style:parent-style-name="Code">
      <style:text-properties officeooo:paragraph-rsid="003d02de"/>
    </style:style>
    <style:style style:name="P21" style:family="paragraph" style:parent-style-name="Bibliography_20_1">
      <style:paragraph-properties>
        <style:tab-stops/>
      </style:paragraph-properties>
    </style:style>
    <style:style style:name="P22" style:family="paragraph" style:parent-style-name="Title" style:master-page-name="First_20_Page">
      <style:paragraph-properties style:page-number="auto"/>
    </style:style>
    <style:style style:name="P23" style:family="paragraph" style:parent-style-name="Heading_20_1" style:list-style-name=""/>
    <style:style style:name="P24" style:family="paragraph" style:parent-style-name="Heading_20_1">
      <style:text-properties officeooo:rsid="0026c70c"/>
    </style:style>
    <style:style style:name="P25" style:family="paragraph" style:parent-style-name="Heading_20_1">
      <style:text-properties officeooo:rsid="0026c70c" officeooo:paragraph-rsid="0026c70c"/>
    </style:style>
    <style:style style:name="P26" style:family="paragraph" style:parent-style-name="Heading_20_1">
      <style:text-properties officeooo:rsid="0035837f" officeooo:paragraph-rsid="0035837f"/>
    </style:style>
    <style:style style:name="P27" style:family="paragraph" style:parent-style-name="Heading_20_1">
      <style:paragraph-properties fo:break-before="page"/>
      <style:text-properties officeooo:rsid="002255a7" officeooo:paragraph-rsid="002255a7"/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text-properties officeooo:rsid="00277158" officeooo:paragraph-rsid="00277158"/>
    </style:style>
    <style:style style:name="P33" style:family="paragraph" style:parent-style-name="Text_20_body" style:list-style-name="L2">
      <style:text-properties officeooo:rsid="002e8a84" officeooo:paragraph-rsid="002e8a84"/>
    </style:style>
    <style:style style:name="P34" style:family="paragraph" style:parent-style-name="Text_20_body" style:list-style-name="L3">
      <style:text-properties officeooo:rsid="0028d6a9" officeooo:paragraph-rsid="0028d6a9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T6" style:family="text">
      <style:text-properties officeooo:rsid="004b20b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Implementation - Rypto</text:span><text:line-break/><text:date style:data-style-name="N10076" text:date-value="2017-04-25T14:06:29.701894065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<text:a xlink:type="simple" xlink:href="#__RefHeading___Toc114_700232704" text:style-name="Index_20_Link" text:visited-style-name="Index_20_Link">Preface<text:tab/>2</text:a></text:p>
          <text:p text:style-name="P29"><text:a xlink:type="simple" xlink:href="#__RefHeading___Toc97_1780184291" text:style-name="Index_20_Link" text:visited-style-name="Index_20_Link">General structure<text:tab/>2</text:a></text:p>
          <text:p text:style-name="P29"><text:a xlink:type="simple" xlink:href="#__RefHeading___Toc290_762436818" text:style-name="Index_20_Link" text:visited-style-name="Index_20_Link">Tool chain<text:tab/>2</text:a></text:p>
          <text:p text:style-name="P29"><text:a xlink:type="simple" xlink:href="#__RefHeading___Toc99_512451262" text:style-name="Index_20_Link" text:visited-style-name="Index_20_Link">Library aes<text:tab/>2</text:a></text:p>
          <text:p text:style-name="P30"><text:a xlink:type="simple" xlink:href="#__RefHeading___Toc101_512451262" text:style-name="Index_20_Link" text:visited-style-name="Index_20_Link">Types<text:tab/>3</text:a></text:p>
          <text:p text:style-name="P30"><text:a xlink:type="simple" xlink:href="#__RefHeading___Toc103_512451262" text:style-name="Index_20_Link" text:visited-style-name="Index_20_Link">Functions<text:tab/>3</text:a></text:p>
          <text:p text:style-name="P31"><text:a xlink:type="simple" xlink:href="#__RefHeading___Toc292_762436818" text:style-name="Index_20_Link" text:visited-style-name="Index_20_Link">AES_KeyExpansion<text:tab/>3</text:a></text:p>
          <text:p text:style-name="P31"><text:a xlink:type="simple" xlink:href="#__RefHeading___Toc294_762436818" text:style-name="Index_20_Link" text:visited-style-name="Index_20_Link">AES_encrypt<text:tab/>3</text:a></text:p>
          <text:p text:style-name="P31"><text:a xlink:type="simple" xlink:href="#__RefHeading___Toc296_762436818" text:style-name="Index_20_Link" text:visited-style-name="Index_20_Link">AES_decrypt<text:tab/>3</text:a></text:p>
          <text:p text:style-name="P29"><text:a xlink:type="simple" xlink:href="#__RefHeading___Toc211_1798693468" text:style-name="Index_20_Link" text:visited-style-name="Index_20_Link">Main program – rypto<text:tab/>3</text:a></text:p>
          <text:p text:style-name="P29"><text:a xlink:type="simple" xlink:href="#__RefHeading___Toc105_512451262" text:style-name="Index_20_Link" text:visited-style-name="Index_20_Link">Performance<text:tab/>3</text:a></text:p>
          <text:p text:style-name="P29"><text:a xlink:type="simple" xlink:href="#__RefHeading___Toc107_512451262" text:style-name="Index_20_Link" text:visited-style-name="Index_20_Link">Missing features, possible new features<text:tab/>4</text:a></text:p>
          <text:p text:style-name="P29"><text:a xlink:type="simple" xlink:href="#__RefHeading___Toc1624_1087181441" text:style-name="Index_20_Link" text:visited-style-name="Index_20_Link">References<text:tab/>5</text:a></text:p>
        </text:index-body>
      </text:table-of-content>
      <text:p text:style-name="Text_20_body"/>
      <text:h text:style-name="P23" text:outline-level="1"/>
      <text:h text:style-name="P27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4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8673301056237550524" text:style-name="L1">
        <text:list-item>
          <text:p text:style-name="P32">Library aes – all of the AES-related functionality</text:p>
        </text:list-item>
        <text:list-item>
          <text:p text:style-name="P32">Executable rypto – user interface</text:p>
        </text:list-item>
        <text:list-item>
          <text:p text:style-name="P32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5776664050255129264" text:style-name="L2">
        <text:list-item>
          <text:p text:style-name="P33">gradle tool</text:p>
        </text:list-item>
        <text:list-item>
          <text:p text:style-name="P33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p text:style-name="P15">The libraries, unit tests and software itself are built with gradle. Issue command</text:p>
      <text:p text:style-name="Code">gradle build</text:p>
      <text:p text:style-name="P16">in the project directory. <text:span text:style-name="T6">If the cradle tool is not installed, command</text:span></text:p>
      <text:p text:style-name="P20">./<text:span text:style-name="T6">gradlew build</text:span></text:p>
      <text:p text:style-name="P18">might work instead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<text:soft-page-break/>Types<text:bookmark-end text:name="__RefHeading___Toc101_512451262"/></text:h>
      <text:p text:style-name="P6">Two types are defined: </text:p>
      <text:list xml:id="list7043047501636689380" text:style-name="L3">
        <text:list-item>
          <text:p text:style-name="P34">AES_byte (8-bit unsigned integer)</text:p>
        </text:list-item>
        <text:list-item>
          <text:p text:style-name="P34">AES_word (32-bit unsigned integer)</text:p>
        </text:list-item>
      </text:list>
      <text:h text:style-name="Heading_20_2" text:outline-level="2"><text:bookmark-start text:name="__RefHeading___Toc103_512451262"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9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9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6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p text:style-name="P17">Originally, main program used ftruncate(2) system call to cut padding off from decrypted file. This failed the integration tests when testing on melkki (Ubuntu Linux x86_64) and was hastily replaced with a call to truncate(2). That worked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5" text:outline-level="1"><text:bookmark-start text:name="__RefHeading___Toc107_512451262"/><text:soft-page-break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21">FIPS197: U.S. Department of Commerce/National Institute of Standards and Technology, Federal Information Processing Standard, FIPS PUB 197 Advanced Encryption Standard (AES), 2001</text:p>
          <text:p text:style-name="P21">WIKI001: Wikipedia, Rijndael mix columns, 2017, https://en.wikipedia.org/wiki/Rijndael_mix_columns</text:p>
          <text:p text:style-name="P21">GITHUB01: kokke, Small portable AES128 in C , 2017, https://github.com/kokke/tiny-AES128-C</text:p>
          <text:p text:style-name="P21">GITHUB02: Huertas, Dani, AES algorithm implementation in C, 2016, https://github.com/dhuertas/AES</text:p>
          <text:p text:style-name="P21">CONTE01: Conte, Brad, Implementation of AES in C, 2006, http://bradconte.com/aes_c</text:p>
          <text:p text:style-name="P21">WIKI003: Wikipedia, Padding (cryptography), 2017, https://en.wikipedia.org/wiki/Padding_%28cryptography%29#PKCS7</text:p>
          <text:p text:style-name="P21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4:06:29.622476000</dc:date>
    <dc:creator>Riku Kalinen</dc:creator>
    <meta:editing-duration>PT3H6S</meta:editing-duration>
    <meta:editing-cycles>27</meta:editing-cycles>
    <meta:generator>LibreOffice/5.1.4.2$MacOSX_X86_64 LibreOffice_project/f99d75f39f1c57ebdd7ffc5f42867c12031db97a</meta:generator>
    <meta:document-statistic meta:table-count="0" meta:image-count="0" meta:object-count="0" meta:page-count="7" meta:paragraph-count="72" meta:word-count="491" meta:character-count="3607" meta:non-whitespace-character-count="3092"/>
  </office:meta>
</office:document-meta>
</file>